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713in" svg:height="3.5835in" svg:x="7.0783in" svg:y="0.0394in">
            <draw:object draw:notify-on-update-of-ranges="Sheet1.A1:Sheet1.A1 Sheet1.B1:Sheet1.H1 Sheet1.A2:Sheet1.A2 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umber of hours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sn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Nolan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Célian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hus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39:02.106593065</meta:creation-date>
    <dc:date>2024-03-04T15:11:41.052521435</dc:date>
    <meta:editing-duration>PT2M18S</meta:editing-duration>
    <meta:editing-cycles>1</meta:editing-cycles>
    <meta:document-statistic meta:table-count="1" meta:cell-count="4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84cm" svg:height="9.103cm" xlink:href=".." xlink:type="simple" chart:class="chart:line" chart:style-name="ch1">
        <chart:title svg:x="6.276cm" svg:y="0.318cm" chart:style-name="ch2">
          <text:p>Daily screen time</text:p>
        </chart:title>
        <chart:subtitle svg:x="6.897cm" svg:y="1.279cm" chart:style-name="ch3">
          <text:p>11/02 - 17/02</text:p>
        </chart:subtitle>
        <chart:legend chart:legend-position="end" svg:x="13.835cm" svg:y="3.505cm" style:legend-expansion="high" chart:style-name="ch4"/>
        <chart:plot-area chart:style-name="ch5" table:cell-range-address="Sheet1.A1:Sheet1.H5" chart:data-source-has-labels="both" svg:x="1.334cm" svg:y="2.144cm" svg:width="12.178cm" svg:height="5.796cm">
          <chart:coordinate-region svg:x="1.943cm" svg:y="2.344cm" svg:width="10.985cm" svg:height="4.949cm"/>
          <chart:axis chart:dimension="x" chart:name="primary-x" chart:style-name="ch6" chartooo:axis-type="auto">
            <chartooo:date-scale/>
            <chart:title svg:x="6.215cm" svg:y="8.122cm" chart:style-name="ch7">
              <text:p>Day of the week</text:p>
            </chart:title>
            <chart:categories table:cell-range-address="Sheet1.B1:Sheet1.H1"/>
            <chart:grid chart:style-name="ch8" chart:class="major"/>
          </chart:axis>
          <chart:axis chart:dimension="y" chart:name="primary-y" chart:style-name="ch6">
            <chart:title svg:x="0.451cm" svg:y="6.7cm" chart:style-name="ch9">
              <text:p>Hours spent on phone</text:p>
            </chart:title>
            <chart:grid chart:style-name="ch8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series chart:style-name="ch12" chart:values-cell-range-address="Sheet1.B4:Sheet1.H4" chart:label-cell-address="Sheet1.A4:Sheet1.A4" chart:class="chart:line">
            <chart:data-point chart:repeated="7"/>
          </chart:series>
          <chart:series chart:style-name="ch13" chart:values-cell-range-address="Sheet1.B5:Sheet1.H5" chart:label-cell-address="Sheet1.A5:Sheet1.A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day</text:p>
                <draw:g>
                  <svg:desc>Sheet1.B1:Sheet1.H1</svg:desc>
                </draw:g>
              </table:table-cell>
              <table:table-cell office:value-type="string">
                <text:p>Tuesday</text:p>
              </table:table-cell>
              <table:table-cell office:value-type="string">
                <text:p>Wesnsday</text:p>
              </table:table-cell>
              <table:table-cell office:value-type="string">
                <text:p>Thursday</text:p>
              </table:table-cell>
              <table:table-cell office:value-type="string">
                <text:p>Friday</text:p>
              </table:table-cell>
              <table:table-cell office:value-type="string">
                <text:p>Saturday</text:p>
              </table:table-cell>
              <table:table-cell office:value-type="string">
                <text:p>Sunday</text:p>
              </table:table-cell>
            </table:table-row>
          </table:table-header-rows>
          <table:table-rows>
            <table:table-row>
              <table:table-cell office:value-type="string">
                <text:p>Nolan</text:p>
                <draw:g>
                  <svg:desc>Sheet1.A2:Sheet1.A2</svg:desc>
                </draw:g>
              </table:table-cell>
              <table:table-cell office:value-type="float" office:value="2.8">
                <text:p>2.8</text:p>
                <draw:g>
                  <svg:desc>Sheet1.B2:Sheet1.H2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2.1">
                <text:p>2.1</text:p>
              </table:table-cell>
              <table:table-cell office:value-type="float" office:value="6.4">
                <text:p>6.4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lix</text:p>
                <draw:g>
                  <svg:desc>Sheet1.A3:Sheet1.A3</svg:desc>
                </draw:g>
              </table:table-cell>
              <table:table-cell office:value-type="float" office:value="1.7">
                <text:p>1.7</text:p>
                <draw:g>
                  <svg:desc>Sheet1.B3:Sheet1.H3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Célian</text:p>
                <draw:g>
                  <svg:desc>Sheet1.A4:Sheet1.A4</svg:desc>
                </draw:g>
              </table:table-cell>
              <table:table-cell office:value-type="float" office:value="1.8">
                <text:p>1.8</text:p>
                <draw:g>
                  <svg:desc>Sheet1.B4:Sheet1.H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thus</text:p>
                <draw:g>
                  <svg:desc>Sheet1.A5:Sheet1.A5</svg:desc>
                </draw:g>
              </table:table-cell>
              <table:table-cell office:value-type="float" office:value="2.5">
                <text:p>2.5</text:p>
                <draw:g>
                  <svg:desc>Sheet1.B5:Sheet1.H5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